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c29" officeooo:paragraph-rsid="001f5c29"/>
    </style:style>
    <style:style style:name="P2" style:family="paragraph" style:parent-style-name="Standard">
      <style:paragraph-properties fo:text-align="start" style:justify-single-word="false"/>
      <style:text-properties officeooo:rsid="001f5c29" officeooo:paragraph-rsid="001f5c29"/>
    </style:style>
    <style:style style:name="P3" style:family="paragraph" style:parent-style-name="Standard">
      <style:paragraph-properties fo:text-align="start" style:justify-single-word="false"/>
      <style:text-properties officeooo:rsid="002193c2" officeooo:paragraph-rsid="002193c2"/>
    </style:style>
    <style:style style:name="P4" style:family="paragraph" style:parent-style-name="Standard">
      <style:paragraph-properties fo:text-align="start" style:justify-single-word="false"/>
      <style:text-properties officeooo:rsid="00232c44" officeooo:paragraph-rsid="00232c44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04 – Métodos Especiais</text:p>
      <text:p text:style-name="P1"/>
      <text:p text:style-name="P2">Métodos Acessores – <text:span text:style-name="T1">Getters</text:span> – É o método que você pega/acessa alguma informação</text:p>
      <text:p text:style-name="P2"/>
      <text:p text:style-name="P3">Métodos Modificadores – <text:span text:style-name="T1">Setters</text:span> – Modificam coisas que estão dentro do objeto, protegendo o atributo.</text:p>
      <text:p text:style-name="P3"/>
      <text:p text:style-name="P3">Classe Caneta</text:p>
      <text:p text:style-name="P3"/>
      <text:p text:style-name="P3"><text:tab/>publico modelo: Caractere</text:p>
      <text:p text:style-name="P3"><text:tab/>privado ponta: Real</text:p>
      <text:p text:style-name="P3"><text:tab/>publico Metodo getModelo()</text:p>
      <text:p text:style-name="P3"><text:tab/><text:tab/>retorne modelo</text:p>
      <text:p text:style-name="P3"><text:tab/>FimMetodo</text:p>
      <text:p text:style-name="P3"><text:tab/></text:p>
      <text:p text:style-name="P3"><text:tab/>publico Metodo setModelo</text:p>
      <text:p text:style-name="P3"><text:tab/><text:tab/><text:tab/>(m:caractere)</text:p>
      <text:p text:style-name="P3"><text:tab/><text:tab/>modelo = m</text:p>
      <text:p text:style-name="P3"><text:tab/>FimMetodo</text:p>
      <text:p text:style-name="P3"/>
      <text:p text:style-name="P3"><text:tab/>publico Metodo getPonta()</text:p>
      <text:p text:style-name="P3"><text:tab/><text:tab/>retorne ponta</text:p>
      <text:p text:style-name="P3"><text:tab/>FimMetodo</text:p>
      <text:p text:style-name="P3"><text:tab/>publico Metodo setPonta</text:p>
      <text:p text:style-name="P3"><text:tab/><text:tab/><text:tab/>(p: Real)</text:p>
      <text:p text:style-name="P3"><text:tab/><text:tab/>ponta = p</text:p>
      <text:p text:style-name="P3"><text:tab/>FimMetodo</text:p>
      <text:p text:style-name="P3">FimClasse<text:tab/><text:tab/></text:p>
      <text:p text:style-name="P3"/>
      <text:p text:style-name="P4">c1 = nova Caneta</text:p>
      <text:p text:style-name="P4">c1.setModelo(“BIC Cristal”)</text:p>
      <text:p text:style-name="P4">c1.setPonta(0.5)</text:p>
      <text:p text:style-name="P4">Escreva(c1.getModelo())</text:p>
      <text:p text:style-name="P4"/>
      <text:p text:style-name="P4">Método Construtor (construct)</text:p>
      <text:p text:style-name="P4"/>
      <text:p text:style-name="P4">Classe Caneta</text:p>
      <text:p text:style-name="P4"/>
      <text:p text:style-name="P4"><text:tab/>Metodo construtor(m: Caractere, c: Caractere, p: Real)</text:p>
      <text:p text:style-name="P4"><text:tab/><text:tab/>setModelo(m) </text:p>
      <text:p text:style-name="P4"><text:tab/><text:tab/>setCor(c) </text:p>
      <text:p text:style-name="P4"><text:tab/><text:tab/>setPonta(p)</text:p>
      <text:p text:style-name="P4"><text:tab/><text:tab/>tampar()</text:p>
      <text:p text:style-name="P4"><text:tab/>FimMetodo</text:p>
      <text:p text:style-name="P4">FimClasse</text:p>
      <text:p text:style-name="P4"/>
      <text:p text:style-name="P4">c1 = nova Cane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5:38:34.081671790</meta:creation-date>
    <dc:date>2020-09-22T16:07:07.190485037</dc:date>
    <meta:editing-duration>PT17M52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36" meta:word-count="96" meta:character-count="766" meta:non-whitespace-character-count="661"/>
  </office:meta>
</office:document-meta>
</file>